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agraph-properties fo:text-align="center" style:writing-mode="lr-tb"/>
      <style:text-properties fo:font-size="24pt"/>
    </style:style>
    <style:style style:name="P2" style:family="paragraph" style:parent-style-name="Standard">
      <style:paragraph-properties fo:text-align="center" style:justify-single-word="false"/>
      <style:text-properties fo:color="#000000" fo:letter-spacing="-0.0016in" style:font-size-complex="12pt" style:font-weight-complex="bold"/>
    </style:style>
    <style:style style:name="P3" style:family="paragraph" style:parent-style-name="Standard">
      <style:paragraph-properties fo:text-align="center" style:justify-single-word="false"/>
      <style:text-properties fo:color="#000000" fo:letter-spacing="-0.002in" style:font-size-complex="12pt" style:font-weight-complex="bold"/>
    </style:style>
    <style:style style:name="P4" style:family="paragraph" style:parent-style-name="Standard">
      <style:paragraph-properties fo:text-align="center" style:justify-single-word="false"/>
      <style:text-properties fo:color="#000000" fo:letter-spacing="-0.0016in" style:font-size-complex="12pt" style:font-style-complex="italic"/>
    </style:style>
    <style:style style:name="P5" style:family="paragraph" style:parent-style-name="Standard">
      <style:paragraph-properties fo:text-align="center" style:justify-single-word="false"/>
      <style:text-properties fo:color="#000000" fo:letter-spacing="-0.002in" style:font-size-complex="12pt" style:font-style-complex="italic" style:font-weight-complex="bold"/>
    </style:style>
    <style:style style:name="P6" style:family="paragraph" style:parent-style-name="Standard">
      <style:paragraph-properties fo:text-align="center" style:justify-single-word="false"/>
      <style:text-properties fo:color="#000000" fo:letter-spacing="-0.0043in" style:font-size-complex="12pt" style:font-weight-complex="bold"/>
    </style:style>
    <style:style style:name="T1" style:family="text">
      <style:text-properties fo:color="#000000" fo:letter-spacing="-0.0016in" style:font-size-complex="12pt" style:font-weight-complex="bold"/>
    </style:style>
    <style:style style:name="T2" style:family="text">
      <style:text-properties fo:color="#000000" fo:letter-spacing="-0.0028in" style:font-size-complex="12pt" style:font-weight-complex="bold"/>
    </style:style>
    <style:style style:name="T3" style:family="text">
      <style:text-properties style:text-position="super 58%"/>
    </style:style>
    <style:style style:name="Sect1" style:family="section">
      <style:section-properties style:editable="false">
        <style:columns fo:column-count="0" fo:column-gap="0in"/>
      </style:section-properties>
    </style:style>
    <style:style style:name="gr1" style:family="graphic">
      <style:graphic-properties draw:stroke="solid" svg:stroke-width="0.0035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ge-content" draw:wrap-influence-on-position="once-concurrent" style:flow-with-text="false"/>
    </style:style>
    <number:number-style style:name="N0">
      <number:number number:min-integer-digits="1"/>
    </number:number-style>
  </office:automatic-styles>
  <office:body>
    <office:text>
      <text:variable-decls>
        <text:variable-decl office:value-type="string" text:name="ActNumber"/>
        <text:variable-decl office:value-type="string" text:name="ActName"/>
        <text:variable-decl office:value-type="float" text:name="ActYear"/>
        <text:variable-decl office:value-type="string" text:name="ActDa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reface">
        <text:p text:style-name="preface-main"><draw:line text:anchor-type="char" draw:z-index="0" draw:style-name="gr1" draw:text-style-name="P1" svg:x1="-0.1035in" svg:y1="8.2in" svg:x2="-0.1035in" svg:y2="8.5929in"><text:p/></draw:line>SPECIAL ISSUE</text:p>
        <text:p text:style-name="preface-main">Kenya Gazette Supplement No. 63 (Acts No. 4)</text:p>
        <text:p text:style-name="P2"/>
        <text:p text:style-name="act-title"><text:variable-set text:name="ActName" office:value-type="string">THE RETIREMENT BENEFITS ACT</text:variable-set><text:span text:style-name="T1">, </text:span><text:span text:style-name="T2"><text:variable-set text:name="ActYear" office:value-type="float" office:value="1997" style:data-style-name="N0">1997</text:variable-set></text:span></text:p>
        <text:p text:style-name="P3">No. <text:variable-set text:name="ActNumber" office:value-type="string">3</text:variable-set>of 1997</text:p>
        <text:p text:style-name="P4">Date of Assent: <text:reference-mark-start text:name="ActDate"/>22<text:span text:style-name="T3">nd</text:span> August 1997<text:reference-mark-end text:name="ActDate"/></text:p>
        <text:p text:style-name="P5">Date of Commencement: <text:reference-mark-start text:name="ActCommenceDate"/>By Notice<text:reference-mark-end text:name="ActCommenceDate"/></text:p>
      </text:section>
      <text:section text:style-name="Sect1" text:name="preamble">
        <text:p text:style-name="P6">An Act of Parliament to establish a Retirement Benefits Authority for the regulation, supervision and promotion of retirement benefits schemes, the development of the retirement benefits sector and for connected purposes</text:p>
        <text:p text:style-name="P6">ENACTED by the Parliament of Kenya as follows -</text:p>
      </text:section>
      <text:p text:style-name="article-title"/>
      <text:section text:style-name="Sect1" text:name="part001">
        <text:p text:style-name="part-title">PART I – PRELIMINARY</text:p>
        <text:section text:style-name="Sect1" text:name="art01-part001">
          <text:p text:style-name="article-title">Short title and commencement.</text:p>
          <text:section text:style-name="Sect1" text:name="clause01-art01-part001">
            <text:p text:style-name="article-text">1. This Act may be cited as the Retirement Benefits Act. 1997. and shall come into operation on such date as the Minister may. by notice in the Gazette, appoint and different dates may be appointed for different provisions.</text:p>
          </text:section>
          <text:p text:style-name="article-text"/>
        </text:section>
        <text:section text:style-name="Sect1" text:name="art02-part001">
          <text:p text:style-name="article-title">Interpretation.</text:p>
          <text:section text:style-name="Sect1" text:name="clause01-art02-part001">
            <text:p text:style-name="article-text">2. In this Act, unless the context otherwise requires - </text:p>
            <text:p text:style-name="article-text">"Actuary" means a fellow of the Institute of Actuaries in F.ngland. or of the Faculty of Actuaries in Scotland, or of the Canadian Institute of Actuaries, or a person holding such equivalent qualification as the Board may, by notice in the Gazette, prescribe;</text:p>
            <text:p text:style-name="article-text">"Authority" means the Retirement Benefits Authority established by section 3;</text:p>
            <text:p text:style-name="article-text">"Board" means the Board of Directors of the Authority constituted under section 6;</text:p>
            <text:p text:style-name="article-text">"Chief Executive Officer" means the Chief Executive Officer of the Authority appointed under section 11;</text:p>
            <text:p text:style-name="article-text"><text:s/>financial year" -</text:p>
            <text:p text:style-name="article-text"><text:s/>(a) in relation to the Authority, has the meaning 'assigned to it in section 19;'</text:p>
            <text:p text:style-name="article-text"><text:s/>(b) in relation to a scheme, means such accounting period as may be prescribed in the scheme rules;</text:p>
            <text:p text:style-name="article-text"><text:s/>(b) by inserting the following new definitions in their proper alphabetical sequence -</text:p>
            <text:p text:style-name="article-text"><text:s/>"pooled fund" <text:s/>means a <text:s/>fund established <text:s/>by <text:s/>a limited liability company, other than an approved issuer, for purposes of pooling scheme funds for collective investment;</text:p>
            <text:p text:style-name="article-text"><text:s/>"statutory fund" has the meaning assigned to it in Cap.487 section 2 of the Insurance Act.1 "Fund" means the Retirement Benefits Authority Fund established by section 17;</text:p>
            <text:p text:style-name="article-text">"Levy" means the Retirement Benefits Levy to be imposed under section 16;</text:p>
            <text:p text:style-name="article-text">"manager" means the manager of a scheme fund;</text:p>
            <text:p text:style-name="article-text">"member" means a member of a retirement benefits scheme and includes a person entitled to or receiving a benefit under a retirement benefits scheme;</text:p>
            <text:p text:style-name="article-text">"Minister" means the Minister for the time being responsible for matters relating to finance;</text:p>
            <text:p text:style-name="article-text">"retirement benefits scheme" means any scheme or arrangement (other than a contract for life assurance) whether established by a written law for the time being in force or by any other instrument, under which persons are entitled to benefits in the form of payments, determined by age, length of service, amount of earnings or otherwise and payable primarily upon retirement, or upon death, termination of service, or upon the occurrence of such other event as may be specified in such written law or other instrument;</text:p>
            <text:p text:style-name="article-text">"scheme" means a retirement benefits scheme; </text:p>
            <text:p text:style-name="article-text">"scheme fund" means the retirement benefits scheme fund to be established pursuant to the provisions of section 32;</text:p>
            <text:p text:style-name="article-text">"scheme rules" means the rules specifically governing the constitution and administration of a particular scheme;</text:p>
            <text:p text:style-name="article-text">"sponsor" means a person who establishes a scheme;</text:p>
            <text:p text:style-name="article-text">"Tribunal" means the Appeals Tribunal established under section 48;</text:p>
            <text:p text:style-name="article-text">"trustee" means a trustee of a scheme fund.</text:p>
          </text:section>
          <text:p text:style-name="Standard"/>
        </text:section>
        <text:p text:style-name="Standard"/>
      </text:section>
      <text:section text:style-name="Sect1" text:name="part002">
        <text:p text:style-name="part-title">PART 2 – THE RETIREMENT BENEFITS AUTHORITY</text:p>
        <text:section text:style-name="Sect1" text:name="art03-part002">
          <text:p text:style-name="article-title">Establishment and incorporation of the Retirement Benefits Authority</text:p>
          <text:section text:style-name="Sect1" text:name="clause01-art03-part02">
            <text:p text:style-name="article-text"><text:s/>(1) There is established an Authority to be known as the Retirement Benefits Authority.</text:p>
          </text:section>
          <text:section text:style-name="Sect1" text:name="clause02-art03-part002">
            <text:p text:style-name="article-text">(2) The Authority shall be a body corporate with perpetual succession and a common seal and shall in its corporate name be capable of -</text:p>
            <text:p text:style-name="article-text">(a) suing and being sued;</text:p>
            <text:p text:style-name="article-text">(b) taking, purchasing or otherwise acquiring, holding, charging or disposing of movable and immovable property;</text:p>
            <text:p text:style-name="article-text">(c) borrowing or lending money: and</text:p>
            <text:p text:style-name="article-text">(d) doing or performing all other things or acts for the furtherance of the provisions of this Act. which may be lawfully done or performed by a body corporate.</text:p>
          </text:section>
          <text:p text:style-name="article-title"/>
        </text:section>
        <text:section text:style-name="Sect1" text:name="art04-part002">
          <text:p text:style-name="article-title">Headquarters</text:p>
          <text:section text:style-name="Sect1" text:name="clause01-art04-part002">
            <text:p text:style-name="article-text">4. The-headquarters of the Authority shall be in Nairobi.</text:p>
          </text:section>
          <text:p text:style-name="article-title"/>
        </text:section>
        <text:section text:style-name="Sect1" text:name="art05-part002">
          <text:p text:style-name="article-title">Object and functions of the Authority</text:p>
          <text:section text:style-name="Sect1" text:name="clause01-art05-part002">
            <text:p text:style-name="article-text">5. The object and functions of the Authority shall be to -</text:p>
            <text:p text:style-name="article-text"/>
            <text:p text:style-name="article-text">(a) regulate and supervise the establishment and management of retirement benefits schemes:</text:p>
            <text:p text:style-name="article-text">(b) protect the interests of members and sponsors of retirement benefits schemes:</text:p>
            <text:p text:style-name="article-text">(c) promote the development of the retirement benefits sector:</text:p>
            <text:p text:style-name="article-text">(d) advise the Minister on the national policy to be followed with regard to retirement benefits schemes and to implement all Government policies relating thereto; and</text:p>
            <text:p text:style-name="article-text">(e) perform such other functions as are conferred on it by this Act or by any other written law.</text:p>
          </text:section>
          <text:p text:style-name="article-title"/>
        </text:section>
        <text:p text:style-name="Standard"/>
      </text:section>
      <text:section text:style-name="Sect1" text:name="part003">
        <text:p text:style-name="Standard"/>
      </text:section>
      <text:section text:style-name="Sect1" text:name="part004">
        <text:p text:style-name="Standard"/>
      </text:section>
      <text:section text:style-name="Sect1" text:name="part005">
        <text:p text:style-name="Standard"/>
      </text:section>
      <text:section text:style-name="Sect1" text:name="clauses">
        <text:p text:style-name="Standard"/>
        <text:p text:style-name="Standard"/>
        <text:p text:style-name="Standard"/>
      </text:section>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ace-main" style:family="paragraph" style:parent-style-name="Heading_20_1" style:class="text">
      <style:paragraph-properties fo:text-align="center" style:justify-single-word="false"/>
      <style:text-properties style:font-name="Times New Roman1" fo:font-size="16.1000003814697pt"/>
    </style:style>
    <style:style style:name="act-title" style:family="paragraph" style:parent-style-name="Standard">
      <style:paragraph-properties fo:text-align="center" style:justify-single-word="false"/>
    </style:style>
    <style:style style:name="article-title" style:family="paragraph" style:parent-style-name="Standard" style:class="text">
      <style:text-properties fo:font-style="italic" style:font-style-asian="italic" style:font-style-complex="italic"/>
    </style:style>
    <style:style style:name="livello7" style:family="paragraph" style:parent-style-name="Standard">
      <style:paragraph-properties fo:margin-top="0.1665in" fo:margin-bottom="0.0417in" fo:text-align="justify" style:justify-single-word="false" fo:keep-together="always" fo:orphans="2" fo:widows="2" fo:keep-with-next="always"/>
      <style:text-properties fo:color="#000000" fo:language="it" fo:country="IT"/>
    </style:style>
    <style:style style:name="livello8" style:family="paragraph" style:parent-style-name="Standard">
      <style:paragraph-properties fo:margin-left="0.1965in" fo:margin-right="0in" fo:margin-top="0.0835in" fo:margin-bottom="0.0417in" fo:text-align="justify" style:justify-single-word="false" fo:keep-together="always" fo:orphans="2" fo:widows="2" fo:text-indent="0in" style:auto-text-indent="false" fo:keep-with-next="always"/>
      <style:text-properties fo:color="#000000" fo:language="it" fo:country="IT"/>
    </style:style>
    <style:style style:name="part-title" style:family="paragraph" style:parent-style-name="Heading_20_1" style:class="text">
      <style:text-properties style:font-name="Times New Roman1" fo:font-size="95%"/>
    </style:style>
    <style:style style:name="article-text" style:family="paragraph" style:parent-style-name="Standard" style:class="text"/>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meta:initial-creator>Ashok Hariharan</meta:initial-creator>
    <meta:creation-date>2007-03-14T00:51:14</meta:creation-date>
    <dc:creator>Ashok Hariharan</dc:creator>
    <dc:date>2007-03-14T11:51:21</dc:date>
    <dc:language>en</dc:language>
    <meta:editing-cycles>19</meta:editing-cycles>
    <meta:editing-duration>PT1H39M54S</meta:editing-duration>
    <meta:user-defined meta:name="Info 1"/>
    <meta:user-defined meta:name="Info 2"/>
    <meta:user-defined meta:name="Info 3"/>
    <meta:user-defined meta:name="Info 4"/>
    <meta:document-statistic meta:table-count="0" meta:image-count="0" meta:object-count="0" meta:page-count="2" meta:paragraph-count="51" meta:word-count="721" meta:character-count="4532"/>
  </office:meta>
</office:document-meta>
</file>